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tandard/Module2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4T19:04:31.62</meta:creation-date>
    <dc:date>2014-03-10T17:51:37.529021000</dc:date>
    <meta:editing-duration>PT4H46M28S</meta:editing-duration>
    <meta:editing-cycles>250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UpdateToc(cFile)
    cURL = ConvertToURL( cFile )
     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) )
            
    dim document   as object
    dim dispatcher as object
    document = oDoc.CurrentController.Frame
    
    ' msgBox ("Updating TOC")
    dispatcher = createUnoService("com.sun.star.frame.DispatchHelper")
    
   otables = oDoc.getTextTables()

   for i = 0 To otables.getCount() - 1
    oTable = oTables.getByIndex(i)
    
    if(Left(oTable.Name, 12) = "shorte_table") Then
    	oDoc.getCurrentController().select(oTable)
    	oTable.LeftMargin = 1200
    	oTable.RightMargin = 1200
    	oFrame = oDoc.CurrentController.Frame
    	oDispHelper = createUnoService("com.sun.star.frame.DispatchHelper")
    	oDispHelper.executeDispatch(oFrame, ".uno:SelectTable", "", 0, Array())
    	oDispHelper.executeDispatch(oFrame, ".uno:SetOptimalColumnWidth", "", 0, Array())
    EndIf
   Next
   
   oDoc.refresh()
   
            
	oIndexes = oDoc.getDocumentIndexes() 

    for i = 0 to oIndexes.getCount() - 1 
       oIndex = oIndexes.getByIndex(i)
       oIndex.update 
       'msgBox ("Index updated: " + oIndexes.getByIndex (i).getServiceName ()) 
    next i 
	
	' Step through all the pages to make sure that to TOC
	' gets updated with the correct page numbers
	oIndex.update 
    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oIndex.update 
    
    
	cFile = Left( cFile, Len( cFile ) - 4 ) &amp; "_copy.odt"
    cURL = ConvertToURL( cFile )
    ' MsgBox("Hello" &amp; cURL)

   dim args(2)
   args = Array(_
            MakePropertyValue( "blah", "blah" ))
            
	' Save the document using a filter.   
    oDoc.storeToURL( cURL, args )
   
	oDoc.close( True )
	
    thisComponent.close(true)
    StarDesktop.terminate()

End Sub

Sub Test()
   'ConvertToPDF("C:/usr/work/LEEDS/build-output/docs/register_spec/register_definitions.odt", False, False, False)
   ConvertToPDF("C:/usr/work/LEEDS/build-output/docs/register_spec/register_definitions.odt")
End Sub

Sub ConvertToPDF(cFile, Optional updateTables, Optional updateIndexes, Optional refreshToc)
    cURL = ConvertToURL( cFile )
  	
  	showProgress = False
  	
  	'Set oframe = StarDesktop.ActiveFrame 
	'Set oWindow = oframe.GetContainerWindow 
	'oWindow.setvisible (False) 

 	On Error goto ErrorHandler
 	
    If IsMissing (updateTables) Then
        updateTables = true
    EndIf
   
    If IsMissing (refreshToc) Then
        refreshToc = true
    EndIf
    
    If IsMissing (updateIndexes) Then
        updateIndexes = true
    EndIf
   
    'updateTables = True
    'refreshToc = True
    'updateIndexes = True
    
    'MsgBox("FILE " &amp; cFile &amp; " URL" &amp; cURL &amp; chr(13) &amp; "  updateTables=" &amp; updateTables &amp; chr(13) &amp; "  refreshToc=" &amp; refreshToc &amp; chr(13) &amp; "  updateIndexes=" &amp; updateIndexes )
     
	If showProgress Then
         If not isLibraryLoaded() Then Exit Sub
    EndIf
    
    'MsgBox("Finished loading library")
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MakePropertyValue( "UpdateDocMode", 1),_
            ) )
    
    otables = oDoc.getTextTables()
   
    If showProgress Then         
        oProgrBar = ThisComponent.getCurrentController().getFrame().createStatusIndicator()
        oProgrBar.start("Updating tables ... ", otables.getCount())    
    EndIf
    
    'MsgBox("Creating progress bar")
    'MsgBox("Pages: " &amp; pageCount)
    'MsgBox("Finished opening file")
            
    'dim document   as object
    'dim dispatcher as object
    'document = oDoc.CurrentController.Frame
   
    'dispatcher = createUnoService("com.sun.star.frame.DispatchHelper")

    'MsgBox("Updating Tables")
    oDispHelper = createUnoService("com.sun.star.frame.DispatchHelper")
    oFrame = oDoc.CurrentController.Frame
   
    If updateTables = True Then   
        otables = oDoc.getTextTables()

        for i = 0 To otables.getCount() - 1
            oTable = oTables.getByIndex(i)
            
            If showProgress Then
                oProgrBar.setValue(i)
            EndIf
            
	        If(Left(oTable.Name, 12) = "shorte_table") Then
	    	    oDoc.getCurrentController().select(oTable)
	    	    oTable.LeftMargin = 1200
	    	    oTable.RightMargin = 1200
	    	    'oTable.Width = (12000 - 2400)
	    	    oDispHelper.executeDispatch(oFrame, ".uno:SelectTable", "", 0, Array())
	      	    oDispHelper.executeDispatch(oFrame, ".uno:SetOptimalColumnWidth", "", 0, Array())
	        EndIf
        Next
   
    Endif
   
    'MsgBox("Updated all tables")
   	
   	oIndexes = oDoc.getDocumentIndexes() 
   	oIndex = oIndexes.getByIndex(0)
   	
    If updateIndexes = True Then
	    oDoc.refresh()
	
	    'MsgBox("Updating Indexes")
	   
	    If showProgress Then
	        oProgrBar.start("Updating indexes ... ", oIndexes.getCount())
	    EndIf
	     
	 	for i = 0 to oIndexes.getCount() - 1 
	       oIndex = oIndexes.getByIndex(i)
	       oIndex.update
	       If showProgress Then
	           oProgrBar.setValue(i)
	       EndIf
	       'msgBox ("Index updated: " + oIndexes.getByIndex (i).getServiceName ()) 
	    next i 
    EndIf
    
    'MsgBox("Updated indexes")
    
    'MsgBox("Updating TOC")
    pageCount = oDoc.DrawPage.count
     
    If showProgress Then
        oProgrBar.start("Scanning pages to ensure TOC is accurate ... ", pageCount * 3)
    EndIf
    
    j = 0
    
    If refreshToc = True Then
    
	    for i = 0 to 2
	    	' Step through all the pages to make sure the TOC
	    	' gets updated with the correct page numbers
	    	oIndex.update 
	    	Dim oVisibleCursor As Object
	          Set oVisibleCursor = oDoc.currentcontroller.ViewCursor
	          oVisibleCursor.gotoStart False
	    
	          Dim bNextPageFound As Boolean
	          bNextPageFound = True
	          Do
	              bNextPageFound = oVisibleCursor.JumpToNextPage
	              j = j + 1
	              
	              If showProgress Then
	                  oProgrBar.setValue(j)
	              EndIf
	              
	          Loop While bNextPageFound
	          oVisibleCursor.gotoStart False
	    	oIndex.update 
	    	'oProgrBar.setValue(i)
		next i
    EndIf
    
    If showProgress Then
        oProgrBar.setValue(pageCount*3)
	
	    oProgrBar.start("Generating output PDF ... ", 1)
	EndIf
	
	cFile = Left( cFile, Len( cFile ) - 4 ) + ".pdf"
    cURL = ConvertToURL( cFile )
    ' MsgBox("Hello" &amp; cURL)
    
    ' DEBUG BRAD: Yield again after the storing in case there
    '             are any background threads running
    Wait 500
    
    props = Array(MakePropertyValue("FilterName", "writer_pdf_Export"))
    
    'MsgBox("Storing generated File")
    oDoc.storeToURL( cURL,props,)
    
    ' DEBUG BRAD: Yield again after the storing in case there
    '             are any background threads running
    Wait 500

    If showProgress Then
        oProgrBar.start("Finished outputing PDF", 0)
    EndIf
    
    Wait 500
     
    'MsgBox("Finished Outputting PDF")
    goto Finished
   
    ErrorHandler:
       'DEBUG BRAD: Need to update this to write the error to a log file
       'MsgBox("Line: " &amp; Erl &amp; " Error=" &amp; Error$)
       If showprogress = True Then
       	  Wait 10000
       EndIf
       
       
       ' Disable error handling before continuing
 
       On Error Goto 0
       oDoc.close(true)
       thisComponent.close(true)
       StarDesktop.terminate()
       
       Exit Sub
       
   Finished:
       'MsgBox("Closing")
       If showprogress = True Then
       	  Wait 10000
       EndIf
       
       If oDoc = NULL Then
          MsgBox('Document is NULL, cannot close')
       Else
           oDoc.close( true )
       EndIf
       
       ' DEBUG BRAD: Yield again after the storing in case there
       '             are any background threads running
       Wait 500
       
       'Close this document 
   	   ThisComponent.close(true) 
       
       StarDesktop.terminate()
       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
Private oDialog as Object			' Main dialog


REM Load Library named LibName (default - Tools)
Function isLibraryLoaded(Optional LibName As String) As Boolean
Dim oLibs As Object
	If IsMissing(LibName) Then LibName="Tools"
	oLibs = GlobalScope.BasicLibraries
	If oLibs.HasByName (LibName) Then
		If (Not oLibs.isLibraryLoaded(LibName)) Then
		oLibs.LoadLibrary(LibName)
		End If
		isLibraryLoaded = oLibs.isLibraryLoaded(LibName)
	Else
		isLibraryLoaded = False
	End If
End Function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